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.044</text:p>
          </table:table-cell>
          <table:table-cell table:number-columns-repeated="2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8.506.</text:p>
          </table:table-cell>
          <table:table-cell table:number-columns-repeated="2"/>
          <table:table-cell office:value-type="string" calcext:value-type="string">
            <text:p>2041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8.500.</text:p>
          </table:table-cell>
          <table:table-cell table:number-columns-repeated="2"/>
          <table:table-cell office:value-type="string" calcext:value-type="string">
            <text:p>246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8.49175||</text:p>
          </table:table-cell>
          <table:table-cell table:number-columns-repeated="2"/>
          <table:table-cell office:value-type="string" calcext:value-type="string">
            <text:p>280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 office:value-type="string" calcext:value-type="string">
            <text:p>8.49.</text:p>
          </table:table-cell>
          <table:table-cell table:number-columns-repeated="2"/>
          <table:table-cell office:value-type="string" calcext:value-type="string">
            <text:p>2887.16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2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/>
          <table:table-cell table:style-name="ce2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.00.0000</text:date>, <text:time style:data-style-name="N2" text:time-value="16:37:50.77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0-28T16:43:13.108000000</dc:date>
    <meta:editing-duration>P1DT13H54M36S</meta:editing-duration>
    <meta:editing-cycles>723</meta:editing-cycles>
    <meta:document-statistic meta:table-count="1" meta:cell-count="3441" meta:object-count="0"/>
  </office:meta>
</office:document-meta>
</file>